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1.099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Bound</text:p>
          </table:table-cell>
          <table:table-cell table:style-name="ce1" office:value-type="string">
            <text:p>Num tokens</text:p>
          </table:table-cell>
          <table:table-cell table:style-name="ce1" office:value-type="string">
            <text:p>Rmin PRISM</text:p>
          </table:table-cell>
          <table:table-cell table:style-name="ce1" office:value-type="string">
            <text:p>Rmin PLASMA</text:p>
          </table:table-cell>
          <table:table-cell table:style-name="ce1" office:value-type="string">
            <text:p>Rmax PRISM</text:p>
          </table:table-cell>
          <table:table-cell table:style-name="ce1" office:value-type="string">
            <text:p>Rmax PLASMA</text:p>
          </table:table-cell>
          <table:table-cell table:style-name="ce1" office:value-type="string">
            <text:p>Pmin PRISM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Time Min</text:p>
          </table:table-cell>
          <table:table-cell table:style-name="ce1" office:value-type="string">
            <text:p>Time Max</text:p>
          </table:table-cell>
        </table:table-row>
        <table:table-row table:style-name="ro4">
          <table:table-cell table:style-name="ce2" office:value-type="string">
            <text:p>Israeli3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99">
            <text:p>1.99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table:style-name="ce2" office:value-type="string">
            <text:p>Israeli3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98">
            <text:p>2.98</text:p>
          </table:table-cell>
          <table:table-cell table:number-columns-repeated="2"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table:style-name="ce2" office:value-type="string">
            <text:p>Israeli3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3.01">
            <text:p>3.0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office:value-type="string">
            <text:p>Israeli4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97">
            <text:p>2.9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.01">
            <text:p>4.0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 table:number-columns-spanned="1" table:number-rows-spanned="3">
            <text:p>144s (8)</text:p>
          </table:table-cell>
          <table:table-cell office:value-type="string" table:number-columns-spanned="1" table:number-rows-spanned="3">
            <text:p>144s (8)</text:p>
          </table:table-cell>
        </table:table-row>
        <table:table-row table:style-name="ro4">
          <table:table-cell office:value-type="string">
            <text:p>Israeli4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.97">
            <text:p>4.9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.03">
            <text:p>5.03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4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96">
            <text:p>5.96</text:p>
          </table:table-cell>
          <table:table-cell office:value-type="float" office:value="6">
            <text:p>6</text:p>
          </table:table-cell>
          <table:table-cell office:value-type="float" office:value="6.01">
            <text:p>6.0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4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office:value-type="float" office:value="6.02">
            <text:p>6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12.42s (8)</text:p>
          </table:table-cell>
        </table:table-row>
        <table:table-row table:style-name="ro4">
          <table:table-cell office:value-type="string">
            <text:p>Israeli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95">
            <text:p>3.9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.01">
            <text:p>6.0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 table:number-columns-spanned="1" table:number-rows-spanned="4">
            <text:p>192s (8)</text:p>
          </table:table-cell>
          <table:table-cell office:value-type="string" table:number-columns-spanned="1" table:number-rows-spanned="4">
            <text:p>192s (8)</text:p>
          </table:table-cell>
        </table:table-row>
        <table:table-row table:style-name="ro4">
          <table:table-cell office:value-type="string">
            <text:p>Israeli5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.96">
            <text:p>6.9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.03">
            <text:p>8.03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5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.94">
            <text:p>8.94</text:p>
          </table:table-cell>
          <table:table-cell office:value-type="float" office:value="9">
            <text:p>9</text:p>
          </table:table-cell>
          <table:table-cell office:value-type="float" office:value="9.05">
            <text:p>9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5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.96">
            <text:p>9.96</text:p>
          </table:table-cell>
          <table:table-cell office:value-type="float" office:value="10">
            <text:p>10</text:p>
          </table:table-cell>
          <table:table-cell office:value-type="float" office:value="10.05">
            <text:p>1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5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 office:value-type="float" office:value="10.01">
            <text:p>10.0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6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.91">
            <text:p>4.9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.07">
            <text:p>9.0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 table:number-columns-spanned="1" table:number-rows-spanned="5">
            <text:p>240s (8)</text:p>
          </table:table-cell>
          <table:table-cell office:value-type="string" table:number-columns-spanned="1" table:number-rows-spanned="5">
            <text:p>240s (8)</text:p>
          </table:table-cell>
        </table:table-row>
        <table:table-row table:style-name="ro4">
          <table:table-cell office:value-type="string">
            <text:p>Israeli6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.93">
            <text:p>8.9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.08">
            <text:p>12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6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.99">
            <text:p>11.99</text:p>
          </table:table-cell>
          <table:table-cell office:value-type="float" office:value="13">
            <text:p>13</text:p>
          </table:table-cell>
          <table:table-cell office:value-type="float" office:value="13.09">
            <text:p>13.0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6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3.95">
            <text:p>13.95</text:p>
          </table:table-cell>
          <table:table-cell office:value-type="float" office:value="14">
            <text:p>14</text:p>
          </table:table-cell>
          <table:table-cell office:value-type="float" office:value="14.08">
            <text:p>14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6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number-columns-repeated="3" office:value-type="float" office:value="15">
            <text:p>15</text:p>
          </table:table-cell>
          <table:table-cell office:value-type="float" office:value="15.09">
            <text:p>15.0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6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 office:value-type="float" office:value="15.04">
            <text:p>15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.96">
            <text:p>5.96</text:p>
          </table:table-cell>
          <table:table-cell table:style-name="ce2" office:value-type="float" office:value="12">
            <text:p>12</text:p>
          </table:table-cell>
          <table:table-cell office:value-type="float" office:value="12.05">
            <text:p>12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 table:number-columns-spanned="1" table:number-rows-spanned="6">
            <text:p>289s (8)</text:p>
          </table:table-cell>
          <table:table-cell office:value-type="string" table:number-columns-spanned="1" table:number-rows-spanned="6">
            <text:p>289s (8)</text:p>
          </table:table-cell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.91">
            <text:p>10.9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.04">
            <text:p>16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.86">
            <text:p>14.86</text:p>
          </table:table-cell>
          <table:table-cell office:value-type="float" office:value="18">
            <text:p>18</text:p>
          </table:table-cell>
          <table:table-cell office:value-type="float" office:value="18.05">
            <text:p>18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7.87">
            <text:p>17.87</text:p>
          </table:table-cell>
          <table:table-cell office:value-type="float" office:value="19">
            <text:p>19</text:p>
          </table:table-cell>
          <table:table-cell office:value-type="float" office:value="19.1">
            <text:p>19.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20">
            <text:p>20</text:p>
          </table:table-cell>
          <table:table-cell office:value-type="float" office:value="20.16">
            <text:p>20.16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.92">
            <text:p>20.92</text:p>
          </table:table-cell>
          <table:table-cell office:value-type="float" office:value="21">
            <text:p>21</text:p>
          </table:table-cell>
          <table:table-cell office:value-type="float" office:value="21.03">
            <text:p>21.03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covered-table-cell table:number-columns-repeated="2"/>
        </table:table-row>
        <table:table-row table:style-name="ro4">
          <table:table-cell office:value-type="string">
            <text:p>Israeli7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21">
            <text:p>21</text:p>
          </table:table-cell>
          <table:table-cell table:style-name="ce2" office:value-type="float" office:value="21.16">
            <text:p>21.16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.86">
            <text:p>6.86</text:p>
          </table:table-cell>
          <table:table-cell table:style-name="ce2" office:value-type="float" office:value="16">
            <text:p>16</text:p>
          </table:table-cell>
          <table:table-cell office:value-type="float" office:value="16.22">
            <text:p>16.2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 table:number-columns-spanned="1" table:number-rows-spanned="7">
            <text:p>352s (8)</text:p>
          </table:table-cell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.85">
            <text:p>12.8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1.18">
            <text:p>21.1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7.85">
            <text:p>17.85</text:p>
          </table:table-cell>
          <table:table-cell office:value-type="float" office:value="24">
            <text:p>24</text:p>
          </table:table-cell>
          <table:table-cell office:value-type="float" office:value="24.04">
            <text:p>24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1.81">
            <text:p>21.81</text:p>
          </table:table-cell>
          <table:table-cell office:value-type="float" office:value="25">
            <text:p>25</text:p>
          </table:table-cell>
          <table:table-cell office:value-type="float" office:value="25.18">
            <text:p>25.1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4.96">
            <text:p>24.96</text:p>
          </table:table-cell>
          <table:table-cell office:value-type="float" office:value="26">
            <text:p>26</text:p>
          </table:table-cell>
          <table:table-cell office:value-type="float" office:value="26.19">
            <text:p>26.1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6.84">
            <text:p>26.84</text:p>
          </table:table-cell>
          <table:table-cell office:value-type="float" office:value="27">
            <text:p>27</text:p>
          </table:table-cell>
          <table:table-cell office:value-type="float" office:value="27.02">
            <text:p>27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7.78">
            <text:p>27.78</text:p>
          </table:table-cell>
          <table:table-cell office:value-type="float" office:value="28">
            <text:p>28</text:p>
          </table:table-cell>
          <table:table-cell office:value-type="float" office:value="28.15">
            <text:p>28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8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28">
            <text:p>28</text:p>
          </table:table-cell>
          <table:table-cell office:value-type="float" office:value="28.28">
            <text:p>28.2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.91">
            <text:p>7.91</text:p>
          </table:table-cell>
          <table:table-cell table:style-name="ce2" office:value-type="float" office:value="20">
            <text:p>20</text:p>
          </table:table-cell>
          <table:table-cell office:value-type="float" office:value="20.29">
            <text:p>20.2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 table:number-columns-spanned="1" table:number-rows-spanned="8">
            <text:p>439s (8)</text:p>
          </table:table-cell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.94">
            <text:p>14.9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7.25">
            <text:p>27.2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.87">
            <text:p>20.87</text:p>
          </table:table-cell>
          <table:table-cell office:value-type="float" office:value="30">
            <text:p>30</text:p>
          </table:table-cell>
          <table:table-cell office:value-type="float" office:value="30.17">
            <text:p>30.1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.81">
            <text:p>25.81</text:p>
          </table:table-cell>
          <table:table-cell office:value-type="float" office:value="32">
            <text:p>32</text:p>
          </table:table-cell>
          <table:table-cell office:value-type="float" office:value="32.04">
            <text:p>32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9.79">
            <text:p>29.79</text:p>
          </table:table-cell>
          <table:table-cell office:value-type="float" office:value="33">
            <text:p>33</text:p>
          </table:table-cell>
          <table:table-cell office:value-type="float" office:value="33.12">
            <text:p>33.1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32.78">
            <text:p>32.78</text:p>
          </table:table-cell>
          <table:table-cell office:value-type="float" office:value="34">
            <text:p>34</text:p>
          </table:table-cell>
          <table:table-cell office:value-type="float" office:value="34.11">
            <text:p>34.1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4.65">
            <text:p>34.65</text:p>
          </table:table-cell>
          <table:table-cell office:value-type="float" office:value="35">
            <text:p>35</text:p>
          </table:table-cell>
          <table:table-cell office:value-type="float" office:value="35.17">
            <text:p>35.1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35.83">
            <text:p>35.83</text:p>
          </table:table-cell>
          <table:table-cell office:value-type="float" office:value="36">
            <text:p>36</text:p>
          </table:table-cell>
          <table:table-cell office:value-type="float" office:value="36.44">
            <text:p>36.4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9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36">
            <text:p>36</text:p>
          </table:table-cell>
          <table:table-cell office:value-type="float" office:value="36.26">
            <text:p>36.26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.94">
            <text:p>8.94</text:p>
          </table:table-cell>
          <table:table-cell table:style-name="ce2" office:value-type="float" office:value="25">
            <text:p>25</text:p>
          </table:table-cell>
          <table:table-cell office:value-type="float" office:value="24.99">
            <text:p>24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 table:number-columns-spanned="1" table:number-rows-spanned="9">
            <text:p>575s (8)</text:p>
          </table:table-cell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.8">
            <text:p>16.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3.16">
            <text:p>33.16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3.84">
            <text:p>23.84</text:p>
          </table:table-cell>
          <table:table-cell office:value-type="float" office:value="37">
            <text:p>37</text:p>
          </table:table-cell>
          <table:table-cell office:value-type="float" office:value="37.12">
            <text:p>37.1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9.91">
            <text:p>29.91</text:p>
          </table:table-cell>
          <table:table-cell office:value-type="float" office:value="40">
            <text:p>40</text:p>
          </table:table-cell>
          <table:table-cell office:value-type="float" office:value="40.45">
            <text:p>40.4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4.76">
            <text:p>34.76</text:p>
          </table:table-cell>
          <table:table-cell office:value-type="float" office:value="41">
            <text:p>41</text:p>
          </table:table-cell>
          <table:table-cell office:value-type="float" office:value="41.39">
            <text:p>41.3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8.79">
            <text:p>38.79</text:p>
          </table:table-cell>
          <table:table-cell office:value-type="float" office:value="42">
            <text:p>42</text:p>
          </table:table-cell>
          <table:table-cell office:value-type="float" office:value="42.18">
            <text:p>42.1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41.84">
            <text:p>41.84</text:p>
          </table:table-cell>
          <table:table-cell office:value-type="float" office:value="43">
            <text:p>43</text:p>
          </table:table-cell>
          <table:table-cell office:value-type="float" office:value="43.24">
            <text:p>43.2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43.62">
            <text:p>43.62</text:p>
          </table:table-cell>
          <table:table-cell office:value-type="float" office:value="44">
            <text:p>44</text:p>
          </table:table-cell>
          <table:table-cell office:value-type="float" office:value="44.39">
            <text:p>44.3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4.7">
            <text:p>44.7</text:p>
          </table:table-cell>
          <table:table-cell office:value-type="float" office:value="45">
            <text:p>45</text:p>
          </table:table-cell>
          <table:table-cell office:value-type="float" office:value="45.22">
            <text:p>45.2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0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office:value-type="float" office:value="45.15">
            <text:p>45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.91">
            <text:p>9.91</text:p>
          </table:table-cell>
          <table:table-cell table:style-name="ce2" office:value-type="float" office:value="30">
            <text:p>30</text:p>
          </table:table-cell>
          <table:table-cell office:value-type="float" office:value="30.09">
            <text:p>30.0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 table:number-columns-spanned="1" table:number-rows-spanned="10">
            <text:p>587s (64)</text:p>
          </table:table-cell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.7">
            <text:p>18.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.48">
            <text:p>40.4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6.87">
            <text:p>26.87</text:p>
          </table:table-cell>
          <table:table-cell office:value-type="float" office:value="45">
            <text:p>45</text:p>
          </table:table-cell>
          <table:table-cell office:value-type="float" office:value="45.24">
            <text:p>45.2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3.71">
            <text:p>33.71</text:p>
          </table:table-cell>
          <table:table-cell office:value-type="float" office:value="48">
            <text:p>48</text:p>
          </table:table-cell>
          <table:table-cell office:value-type="float" office:value="48.14">
            <text:p>48.1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39.7">
            <text:p>39.7</text:p>
          </table:table-cell>
          <table:table-cell office:value-type="float" office:value="50">
            <text:p>50</text:p>
          </table:table-cell>
          <table:table-cell office:value-type="float" office:value="50.09">
            <text:p>50.0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4.59">
            <text:p>44.59</text:p>
          </table:table-cell>
          <table:table-cell office:value-type="float" office:value="51">
            <text:p>51</text:p>
          </table:table-cell>
          <table:table-cell office:value-type="float" office:value="51.19">
            <text:p>51.19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48.98">
            <text:p>48.98</text:p>
          </table:table-cell>
          <table:table-cell office:value-type="float" office:value="52">
            <text:p>52</text:p>
          </table:table-cell>
          <table:table-cell office:value-type="float" office:value="52.15">
            <text:p>52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51.49">
            <text:p>51.49</text:p>
          </table:table-cell>
          <table:table-cell office:value-type="float" office:value="53">
            <text:p>53</text:p>
          </table:table-cell>
          <table:table-cell office:value-type="float" office:value="53.22">
            <text:p>53.2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53.68">
            <text:p>53.68</text:p>
          </table:table-cell>
          <table:table-cell office:value-type="float" office:value="54">
            <text:p>54</text:p>
          </table:table-cell>
          <table:table-cell office:value-type="float" office:value="54.3">
            <text:p>54.3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54.83">
            <text:p>54.83</text:p>
          </table:table-cell>
          <table:table-cell office:value-type="float" office:value="55">
            <text:p>55</text:p>
          </table:table-cell>
          <table:table-cell office:value-type="float" office:value="55.21">
            <text:p>55.2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1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table:style-name="ce2" office:value-type="float" office:value="55">
            <text:p>55</text:p>
          </table:table-cell>
          <table:table-cell office:value-type="float" office:value="55.17">
            <text:p>55.1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48s (8)</text:p>
          </table:table-cell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.97">
            <text:p>10.97</text:p>
          </table:table-cell>
          <table:table-cell table:style-name="ce2" office:value-type="float" office:value="36">
            <text:p>36</text:p>
          </table:table-cell>
          <table:table-cell office:value-type="float" office:value="36.06">
            <text:p>36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table-cell office:value-type="string" table:number-columns-spanned="1" table:number-rows-spanned="12">
            <text:p>1560s (8)</text:p>
          </table:table-cell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.75">
            <text:p>20.7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8.23">
            <text:p>48.23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.93">
            <text:p>29.93</text:p>
          </table:table-cell>
          <table:table-cell office:value-type="float" office:value="54">
            <text:p>54</text:p>
          </table:table-cell>
          <table:table-cell office:value-type="float" office:value="54.15">
            <text:p>54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7.53">
            <text:p>37.53</text:p>
          </table:table-cell>
          <table:table-cell office:value-type="float" office:value="57">
            <text:p>57</text:p>
          </table:table-cell>
          <table:table-cell office:value-type="float" office:value="57.41">
            <text:p>57.41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4.71">
            <text:p>44.71</text:p>
          </table:table-cell>
          <table:table-cell office:value-type="float" office:value="60">
            <text:p>60</text:p>
          </table:table-cell>
          <table:table-cell office:value-type="float" office:value="59.92">
            <text:p>59.9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50.52">
            <text:p>50.52</text:p>
          </table:table-cell>
          <table:table-cell office:value-type="float" office:value="61">
            <text:p>61</text:p>
          </table:table-cell>
          <table:table-cell office:value-type="float" office:value="61.38">
            <text:p>61.38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5.76">
            <text:p>55.76</text:p>
          </table:table-cell>
          <table:table-cell office:value-type="float" office:value="62">
            <text:p>62</text:p>
          </table:table-cell>
          <table:table-cell office:value-type="float" office:value="62.34">
            <text:p>62.3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59.7">
            <text:p>59.7</text:p>
          </table:table-cell>
          <table:table-cell office:value-type="float" office:value="63">
            <text:p>63</text:p>
          </table:table-cell>
          <table:table-cell office:value-type="float" office:value="63.2">
            <text:p>63.2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2.82">
            <text:p>62.82</text:p>
          </table:table-cell>
          <table:table-cell office:value-type="float" office:value="64">
            <text:p>64</text:p>
          </table:table-cell>
          <table:table-cell office:value-type="float" office:value="64.24">
            <text:p>64.24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64.56">
            <text:p>64.56</text:p>
          </table:table-cell>
          <table:table-cell office:value-type="float" office:value="65">
            <text:p>65</text:p>
          </table:table-cell>
          <table:table-cell office:value-type="float" office:value="65.27">
            <text:p>65.27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65.66">
            <text:p>65.66</text:p>
          </table:table-cell>
          <table:table-cell office:value-type="float" office:value="66">
            <text:p>66</text:p>
          </table:table-cell>
          <table:table-cell office:value-type="float" office:value="66.5">
            <text:p>66.5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office:value-type="string">
            <text:p>Israeli12</text:p>
          </table:table-cell>
          <table:table-cell office:value-type="float" office:value="300">
            <text:p>300</text:p>
          </table:table-cell>
          <table:table-cell office:value-type="string">
            <text:p>inf</text:p>
          </table:table-cell>
          <table:table-cell table:style-name="ce2" table:number-columns-repeated="2"/>
          <table:table-cell office:value-type="float" office:value="66">
            <text:p>66</text:p>
          </table:table-cell>
          <table:table-cell office:value-type="float" office:value="65.56">
            <text:p>65.56</text:p>
          </table:table-cell>
          <table:table-cell office:value-type="float" office:value="1">
            <text:p>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/>
          <table:covered-table-cell/>
        </table:table-row>
        <table:table-row table:style-name="ro4">
          <table:table-cell table:number-columns-repeated="13"/>
        </table:table-row>
        <table:table-row table:style-name="ro4">
          <table:table-cell office:value-type="string">
            <text:p>Israeli15</text:p>
          </table:table-cell>
          <table:table-cell office:value-type="float" office:value="300">
            <text:p>300</text:p>
          </table:table-cell>
          <table:table-cell/>
          <table:table-cell table:number-columns-repeated="3" office:value-type="float" office:value="105">
            <text:p>105</text:p>
          </table:table-cell>
          <table:table-cell office:value-type="float" office:value="102.9">
            <text:p>102.9</text:p>
          </table:table-cell>
          <table:table-cell office:value-type="float" office:value="0.989">
            <text:p>0.98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office:value-type="string">
            <text:p>Israeli20</text:p>
          </table:table-cell>
          <table:table-cell office:value-type="float" office:value="500">
            <text:p>500</text:p>
          </table:table-cell>
          <table:table-cell/>
          <table:table-cell table:number-columns-repeated="3" office:value-type="float" office:value="190">
            <text:p>190</text:p>
          </table:table-cell>
          <table:table-cell office:value-type="float" office:value="183.2">
            <text:p>183.2</text:p>
          </table:table-cell>
          <table:table-cell office:value-type="float" office:value="0.982">
            <text:p>0.98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office:value-type="string">
            <text:p>Israeli20</text:p>
          </table:table-cell>
          <table:table-cell office:value-type="float" office:value="1000">
            <text:p>1000</text:p>
          </table:table-cell>
          <table:table-cell/>
          <table:table-cell table:number-columns-repeated="3" office:value-type="float" office:value="190">
            <text:p>190</text:p>
          </table:table-cell>
          <table:table-cell office:value-type="float" office:value="188.8">
            <text:p>188.8</text:p>
          </table:table-cell>
          <table:table-cell office:value-type="float" office:value="0.999">
            <text:p>0.99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 table:number-rows-repeated="1048495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10-11T10:21:47</meta:creation-date>
    <dc:date>2014-10-16T09:59:15</dc:date>
    <dc:creator>LOUIS-MARIE TRAONOUEZ</dc:creator>
    <meta:editing-duration>PT6H31M14S</meta:editing-duration>
    <meta:editing-cycles>159</meta:editing-cycles>
    <meta:generator>LibreOffice/3.5$Linux_X86_64 LibreOffice_project/350m1$Build-2</meta:generator>
    <meta:document-statistic meta:table-count="3" meta:cell-count="869" meta:object-count="0"/>
  </office:meta>
</office:document-meta>
</file>